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style:line-height-at-least="0in"/>
      <style:text-properties style:font-name="DejaVu Sans Mono" fo:font-size="10pt" officeooo:rsid="000b4b17" officeooo:paragraph-rsid="000b4b17" style:font-size-asian="10pt" style:font-size-complex="10pt"/>
    </style:style>
    <style:style style:name="P2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style:text-underline-style="none" fo:font-weight="normal" officeooo:rsid="0017275f" officeooo:paragraph-rsid="002e1e81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style:text-underline-style="none" fo:font-weight="normal" officeooo:rsid="00282628" officeooo:paragraph-rsid="001746c4" style:font-size-asian="10pt" style:font-weight-asian="normal" style:font-size-complex="10pt" style:font-weight-complex="normal"/>
    </style:style>
    <style:style style:name="P4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style:text-underline-style="none" fo:font-weight="bold" officeooo:rsid="002b2fd8" officeooo:paragraph-rsid="003629f1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fo:font-weight="bold" officeooo:rsid="003629f1" officeooo:paragraph-rsid="003629f1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fo:font-weight="normal" officeooo:rsid="003a7031" officeooo:paragraph-rsid="003a7031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margin-top="0in" fo:margin-bottom="0in" loext:contextual-spacing="false" style:line-height-at-least="0in"/>
      <style:text-properties style:font-name="DejaVu Sans Mono" fo:font-size="10pt" fo:font-weight="normal" officeooo:rsid="003c6ff4" officeooo:paragraph-rsid="003c6ff4" style:font-size-asian="10pt" style:font-weight-asian="normal" style:font-size-complex="10pt" style:font-weight-complex="normal"/>
    </style:style>
    <style:style style:name="P8" style:family="paragraph" style:parent-style-name="Text_20_body" style:list-style-name="L1">
      <style:paragraph-properties fo:margin-top="0in" fo:margin-bottom="0in" loext:contextual-spacing="false" style:line-height-at-least="0in"/>
      <style:text-properties style:font-name="DejaVu Sans Mono" fo:font-size="10pt" fo:font-weight="normal" officeooo:rsid="003ad91a" officeooo:paragraph-rsid="003ad91a" style:font-size-asian="10pt" style:font-weight-asian="normal" style:font-size-complex="10pt" style:font-weight-complex="normal"/>
    </style:style>
    <style:style style:name="P9" style:family="paragraph" style:parent-style-name="Text_20_body" style:list-style-name="L1">
      <style:paragraph-properties fo:margin-top="0in" fo:margin-bottom="0in" loext:contextual-spacing="false" style:line-height-at-least="0in"/>
      <style:text-properties style:font-name="DejaVu Sans Mono" fo:font-size="10pt" fo:font-weight="normal" officeooo:rsid="003bf0d4" officeooo:paragraph-rsid="003bf0d4" style:font-size-asian="10pt" style:font-weight-asian="normal" style:font-size-complex="10pt" style:font-weight-complex="normal"/>
    </style:style>
    <style:style style:name="P10" style:family="paragraph" style:parent-style-name="Text_20_body" style:list-style-name="L1">
      <style:paragraph-properties fo:margin-top="0in" fo:margin-bottom="0in" loext:contextual-spacing="false" style:line-height-at-least="0in"/>
      <style:text-properties style:font-name="DejaVu Sans Mono" fo:font-size="10pt" fo:font-weight="normal" officeooo:rsid="003c6ff4" officeooo:paragraph-rsid="003c6ff4" style:font-size-asian="10pt" style:font-weight-asian="normal" style:font-size-complex="10pt" style:font-weight-complex="normal"/>
    </style:style>
    <style:style style:name="P11" style:family="paragraph" style:parent-style-name="Standard" style:master-page-name="">
      <style:paragraph-properties fo:margin-top="0in" fo:margin-bottom="0in" loext:contextual-spacing="false" style:line-height-at-least="0in" fo:text-align="center" style:justify-single-word="false" style:page-number="auto"/>
      <style:text-properties style:font-name="DejaVu Sans Mono" fo:font-size="10pt" style:text-underline-style="solid" style:text-underline-width="auto" style:text-underline-color="font-color" fo:font-weight="bold" officeooo:rsid="0036137b" officeooo:paragraph-rsid="000b4b17" style:font-size-asian="10pt" style:font-weight-asian="bold" style:font-size-complex="10pt" style:font-weight-complex="bold"/>
    </style:style>
    <style:style style:name="T1" style:family="text">
      <style:text-properties officeooo:rsid="001746c4"/>
    </style:style>
    <style:style style:name="T2" style:family="text">
      <style:text-properties officeooo:rsid="0038870e"/>
    </style:style>
    <style:style style:name="T3" style:family="text">
      <style:text-properties officeooo:rsid="001746c4" fo:background-color="#efefef" loext:char-shading-value="0" loext:padding="0in" loext:border="none"/>
    </style:style>
    <style:style style:name="T4" style:family="text">
      <style:text-properties officeooo:rsid="003bf0d4"/>
    </style:style>
    <style:style style:name="T5" style:family="text">
      <style:text-properties officeooo:rsid="003e2853"/>
    </style:style>
    <style:style style:name="T6" style:family="text">
      <style:text-properties officeooo:rsid="00403dfc"/>
    </style:style>
    <style:style style:name="T7" style:family="text">
      <style:text-properties officeooo:rsid="0040cf86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Desired Changes to the Trust Document</text:p>
      <text:p text:style-name="P1"/>
      <text:p text:style-name="P5"/>
      <text:p text:style-name="P6">Hi Meg,</text:p>
      <text:p text:style-name="P6"/>
      <text:p text:style-name="P6">We have studied the Trust Document. Is it possible to make these changes:</text:p>
      <text:p text:style-name="P6"/>
      <text:list xml:id="list121014918" text:style-name="L1">
        <text:list-item>
          <text:p text:style-name="P8">In Article Two, add Ruby and Lily (daughters of Davida) <text:span text:style-name="T7">and Gideon (brother of Nary who has no wife nor children)<text:line-break/></text:span><text:line-break/> <text:span text:style-name="T1">Ruby Ryan Butterworth-Wegner <text:s/>(</text:span>H<text:span text:style-name="T1">usband’s granddaughter)<text:line-break/> Lily James Butterworth-Wegner <text:s/>(</text:span>H<text:span text:style-name="T1">usband’s granddaughter)<text:line-break/> Gideon Mulyawan (Wife’s brother)<text:line-break/></text:span></text:p>
        </text:list-item>
        <text:list-item>
          <text:p text:style-name="P8"><text:span text:style-name="T4">D</text:span>elete the charity “Africa Inland Mission” and replace it with:<text:line-break/> <text:s text:c="9"/><text:span text:style-name="T2">Compassion International<text:line-break/> <text:s text:c="9"/></text:span><text:span text:style-name="T3">12290 Voyager Parkway<text:line-break/> <text:s text:c="9"/>Colorado Springs, CO 80921<text:line-break/></text:span></text:p>
        </text:list-item>
        <text:list-item>
          <text:p text:style-name="P9">If possible, we would like the changes shown in the attached PDF. These changes are for Articles 6 and 10. <text:span text:style-name="T6">The red text is what we believe the Trust says currently. The green text is what we desire.</text:span><text:line-break/></text:p>
        </text:list-item>
        <text:list-item>
          <text:p text:style-name="P10">And you described how Nary could have a separate account designated for her children: “<text:span text:style-name="T1">One is you can have an account open in the trust that you can put Nary’s funds into and make a specific distribution in article 6 to her beneficiaries even if you survive her.” </text:span></text:p>
        </text:list-item>
      </text:list>
      <text:p text:style-name="P7"/>
      <text:p text:style-name="P7">In the other documents, <text:span text:style-name="T5">there are a couple of names we may want to change. We need to think a little bit more about this but we will let you know soon the name changes. </text:span></text:p>
      <text:p text:style-name="P7"/>
      <text:p text:style-name="P7">Thank you,</text:p>
      <text:p text:style-name="P7">Kurt and Nary</text:p>
      <text:p text:style-name="P4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11:28:34.013466661</meta:creation-date>
    <dc:date>2019-05-21T09:31:13.709410413</dc:date>
    <meta:editing-duration>PT2H30M3S</meta:editing-duration>
    <meta:editing-cycles>30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05" meta:character-count="1212" meta:non-whitespace-character-count="980"/>
  </office:meta>
</office:document-meta>
</file>